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0.7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4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-color="#004586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1.0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width="0.035cm" svg:stroke-color="#007826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bf819e" draw:textarea-horizontal-align="justify" draw:textarea-vertical-align="middle" draw:auto-grow-height="false" fo:min-height="1.75cm" fo:min-width="3.5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-color="#00782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fo:min-height="2.75cm" fo:min-width="2cm"/>
    </style:style>
    <style:style style:name="gr21" style:family="graphic" style:parent-style-name="standard">
      <style:graphic-properties draw:stroke="none" svg:stroke-color="#000000" draw:fill="solid" draw:fill-color="#43608f" draw:opacity="100%" draw:textarea-horizontal-align="justify" draw:textarea-vertical-align="middle" draw:auto-grow-height="false" fo:min-height="2.75cm" fo:min-width="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75cm" fo:min-width="0.5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998cm" fo:min-width="0.748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2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9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333333" draw:textarea-horizontal-align="justify" draw:textarea-vertical-align="middle" draw:auto-grow-height="false" fo:min-height="2.698cm" fo:min-width="1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75cm" fo:min-width="4.5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style:font-name="Ubuntu Condensed"/>
    </style:style>
    <style:style style:name="P2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Condensed"/>
    </style:style>
    <style:style style:name="P5" style:family="paragraph">
      <loext:graphic-properties draw:fill="none"/>
      <style:paragraph-properties fo:text-align="center"/>
      <style:text-properties style:font-name="Ubuntu Condensed"/>
    </style:style>
    <style:style style:name="P6" style:family="paragraph">
      <style:paragraph-properties fo:text-align="center" style:writing-mode="lr-tb"/>
      <style:text-properties style:font-name="Ubuntu Condensed"/>
    </style:style>
    <style:style style:name="P7" style:family="paragraph">
      <loext:graphic-properties draw:fill-color="#808080"/>
      <style:paragraph-properties fo:text-align="center" style:writing-mode="lr-tb"/>
      <style:text-properties style:font-name="Ubuntu Condensed"/>
    </style:style>
    <style:style style:name="P8" style:family="paragraph">
      <style:paragraph-properties fo:text-align="center" style:writing-mode="lr-tb"/>
      <style:text-properties style:font-name="Ubuntu Condensed" fo:font-size="14pt"/>
    </style:style>
    <style:style style:name="P9" style:family="paragraph">
      <loext:graphic-properties draw:fill="none"/>
      <style:paragraph-properties fo:text-align="center" style:writing-mode="lr-tb"/>
      <style:text-properties style:font-name="Ubuntu Condensed"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Ubuntu Condensed" fo:font-size="12pt" fo:font-weight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 Condensed" fo:font-size="12pt" fo:font-weight="bold"/>
    </style:style>
    <style:style style:name="P13" style:family="paragraph">
      <loext:graphic-properties draw:fill-color="#004586"/>
      <style:paragraph-properties fo:text-align="center"/>
      <style:text-properties style:font-name="Ubuntu Condensed"/>
    </style:style>
    <style:style style:name="P14" style:family="paragraph">
      <loext:graphic-properties draw:fill="solid" draw:fill-color="#eeeeee"/>
      <style:paragraph-properties fo:text-align="center" style:writing-mode="lr-tb"/>
      <style:text-properties style:font-name="Ubuntu Condensed"/>
    </style:style>
    <style:style style:name="P15" style:family="paragraph">
      <loext:graphic-properties draw:fill="none" draw:fill-color="#ffffff"/>
      <style:paragraph-properties style:writing-mode="lr-tb"/>
      <style:text-properties fo:color="#007826" loext:opacity="100%" style:font-name="Ubuntu Condensed" fo:font-size="12pt" fo:font-weight="bold"/>
    </style:style>
    <style:style style:name="P16" style:family="paragraph">
      <loext:graphic-properties draw:fill="solid" draw:fill-color="#bf819e"/>
      <style:paragraph-properties fo:text-align="center" style:writing-mode="lr-tb"/>
      <style:text-properties style:font-name="Ubuntu Condensed"/>
    </style:style>
    <style:style style:name="P17" style:family="paragraph">
      <loext:graphic-properties draw:fill-color="#007826"/>
      <style:paragraph-properties fo:text-align="center"/>
      <style:text-properties style:font-name="Ubuntu Condensed"/>
    </style:style>
    <style:style style:name="P18" style:family="paragraph">
      <loext:graphic-properties draw:fill="solid" draw:fill-color="#ff950e" draw:opacity="100%"/>
      <style:paragraph-properties fo:text-align="center"/>
      <style:text-properties style:font-name="Ubuntu Condensed"/>
    </style:style>
    <style:style style:name="P19" style:family="paragraph">
      <loext:graphic-properties draw:fill="solid" draw:fill-color="#43608f" draw:opacity="100%"/>
      <style:paragraph-properties fo:text-align="center"/>
      <style:text-properties style:font-name="Ubuntu Condensed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style:font-name="Ubuntu Condensed" fo:font-size="18pt" fo:font-weight="bold"/>
    </style:style>
    <style:style style:name="P21" style:family="paragraph">
      <style:paragraph-properties fo:margin-top="0cm" fo:margin-bottom="0.25cm" fo:text-align="center"/>
    </style:style>
    <style:style style:name="P22" style:family="paragraph">
      <loext:graphic-properties draw:fill="none" draw:fill-color="#ffffff"/>
      <style:paragraph-properties fo:margin-top="0cm" fo:margin-bottom="0.25cm" fo:text-align="center" style:writing-mode="lr-tb"/>
      <style:text-properties fo:color="#000000" loext:opacity="100%" style:font-name="Ubuntu Condensed" fo:font-size="12pt" fo:font-weight="bold"/>
    </style:style>
    <style:style style:name="P23" style:family="paragraph">
      <loext:graphic-properties draw:fill="none"/>
      <style:paragraph-properties fo:margin-top="0cm" fo:margin-bottom="0.25cm" fo:text-align="center"/>
      <style:text-properties fo:color="#ff6600" loext:opacity="100%"/>
    </style:style>
    <style:style style:name="P24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25" style:family="paragraph">
      <loext:graphic-properties draw:fill="solid" draw:fill-color="#333333"/>
      <style:paragraph-properties fo:text-align="center" style:writing-mode="lr-tb"/>
      <style:text-properties style:font-name="Ubuntu Condensed"/>
    </style:style>
    <style:style style:name="P26" style:family="paragraph">
      <style:text-properties style:font-name="Ubuntu" fo:font-size="6pt" style:font-size-asian="7pt" style:font-size-complex="7pt"/>
    </style:style>
    <style:style style:name="P27" style:family="paragraph">
      <loext:graphic-properties draw:fill="none" draw:fill-color="#ffffff"/>
      <style:text-properties style:font-name="Ubuntu" fo:font-size="6pt" style:font-size-asian="7pt" style:font-size-complex="7pt"/>
    </style:style>
    <style:style style:name="P28" style:family="paragraph">
      <style:text-properties style:font-name="Ubuntu" fo:font-size="6pt" style:font-size-asian="10pt" style:font-size-complex="10pt"/>
    </style:style>
    <style:style style:name="P29" style:family="paragraph">
      <loext:graphic-properties draw:fill="none" draw:fill-color="#ffffff"/>
      <style:text-properties style:font-name="Ubuntu" fo:font-size="6pt" style:font-size-asian="10pt" style:font-size-complex="10pt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4pt"/>
    </style:style>
    <style:style style:name="T3" style:family="text">
      <style:text-properties style:font-name="Ubuntu Condensed" fo:font-size="12pt" fo:font-weight="bold"/>
    </style:style>
    <style:style style:name="T4" style:family="text">
      <style:text-properties fo:color="#007826" loext:opacity="100%" style:font-name="Ubuntu Condensed" fo:font-size="12pt" fo:font-weight="bold"/>
    </style:style>
    <style:style style:name="T5" style:family="text">
      <style:text-properties fo:color="#ffffff" loext:opacity="100%" style:font-name="Ubuntu Condensed" fo:font-size="18pt" fo:font-weight="bold"/>
    </style:style>
    <style:style style:name="T6" style:family="text">
      <style:text-properties fo:color="#000000" loext:opacity="100%" style:font-name="Ubuntu Condensed" fo:font-size="12pt" fo:font-weight="bold"/>
    </style:style>
    <style:style style:name="T7" style:family="text">
      <style:text-properties style:font-name="Ubuntu" style:font-size-asian="7pt" style:font-size-complex="7pt"/>
    </style:style>
    <style:style style:name="T8" style:family="text">
      <style:text-properties style:font-name="Ubuntu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2cm" svg:x="3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4.1cm" svg:y="9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1.675cm" svg:x="2cm" svg:y="12.1cm">
          <draw:text-box>
            <text:p text:style-name="P3"><text:span text:style-name="T1">Ba</text:span><text:span text:style-name="T1">tte</text:span><text:span text:style-name="T1">ry </text:span><text:span text:style-name="T1">Pa</text:span><text:span text:style-name="T1">ck</text:span></text:p>
          </draw:text-box>
        </draw:frame>
        <draw:connector draw:style-name="gr4" draw:text-style-name="P3" draw:layer="layout" svg:x1="9cm" svg:y1="11.1cm" svg:x2="3.3cm" svg:y2="11.1cm" draw:start-shape="id1" draw:start-glue-point="3" draw:end-shape="id2" svg:d="M9000 11100h-5700" svg:viewBox="0 0 5701 1">
          <text:p/>
        </draw:connector>
        <draw:connector draw:style-name="gr4" draw:text-style-name="P3" draw:layer="layout" draw:line-skew="0.186cm" svg:x1="8.4cm" svg:y1="5cm" svg:x2="10.5cm" svg:y2="9.6cm" draw:start-shape="id3" draw:start-glue-point="2" draw:end-shape="id4" draw:end-glue-point="0" svg:d="M8400 5000v2500h2100v2100" svg:viewBox="0 0 2101 4601">
          <text:p/>
        </draw:connector>
        <draw:custom-shape draw:style-name="gr5" draw:text-style-name="P5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cm" svg:height="3cm" svg:x="19.5cm" svg:y="4cm">
          <text:p text:style-name="P6"><text:span text:style-name="T1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1cm" svg:y1="10.6cm" svg:x2="14cm" svg:y2="11.1cm" draw:start-shape="id5" draw:start-glue-point="2" draw:end-shape="id1" draw:end-glue-point="1" svg:d="M21000 10600v501h-3737v-1h-3263" svg:viewBox="0 0 7001 502">
          <text:p/>
        </draw:connector>
        <draw:custom-shape draw:style-name="gr8" draw:text-style-name="P9" xml:id="id5" draw:id="id5" draw:layer="layout" svg:width="1cm" svg:height="1cm" svg:x="20.5cm" svg:y="9.6cm">
          <text:p text:style-name="P8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1cm" svg:y1="7cm" svg:x2="21cm" svg:y2="9.6cm" draw:start-shape="id6" draw:start-glue-point="8" draw:end-shape="id5" draw:end-glue-point="0" svg:d="M21000 7000v2600" svg:viewBox="0 0 1 2601">
          <text:p/>
        </draw:connector>
        <draw:connector draw:style-name="gr9" draw:text-style-name="P3" draw:layer="layout" svg:x1="20.5cm" svg:y1="10.1cm" svg:x2="14cm" svg:y2="10.1cm" draw:start-shape="id5" draw:start-glue-point="3" draw:end-shape="id7" draw:end-glue-point="1" svg:d="M20500 10100h-6500" svg:viewBox="0 0 6501 1">
          <text:p/>
        </draw:connector>
        <draw:line draw:style-name="gr10" draw:text-style-name="P10" draw:layer="measurelines" svg:x1="8.701cm" svg:y1="5.5cm" svg:x2="8.701cm" svg:y2="6.6cm">
          <text:p/>
        </draw:line>
        <draw:frame draw:style-name="gr11" draw:text-style-name="P11" draw:layer="measurelines" svg:width="2.399cm" svg:height="0.725cm" svg:x="8.701cm" svg:y="5.675cm">
          <draw:text-box>
            <text:p><text:span text:style-name="T3">PV</text:span><text:span text:style-name="T3">1 </text:span><text:span text:style-name="T3">po</text:span><text:span text:style-name="T3">wer</text:span></text:p>
          </draw:text-box>
        </draw:frame>
        <draw:frame draw:style-name="gr12" draw:text-style-name="P12" draw:layer="measurelines" svg:width="2.4cm" svg:height="1cm" svg:x="21.3cm" svg:y="8.1cm">
          <draw:text-box>
            <text:p text:style-name="P3"><text:span text:style-name="T3">Gri</text:span><text:span text:style-name="T3">d </text:span><text:span text:style-name="T3">po</text:span><text:span text:style-name="T3">we</text:span><text:span text:style-name="T3">r</text:span></text:p>
          </draw:text-box>
        </draw:frame>
        <draw:line draw:style-name="gr10" draw:text-style-name="P10" draw:layer="measurelines" svg:x1="6.4cm" svg:y1="10.8cm" svg:x2="7.5cm" svg:y2="10.8cm">
          <text:p/>
        </draw:line>
        <draw:custom-shape draw:style-name="gr8" draw:text-style-name="P9" xml:id="id8" draw:id="id8" draw:layer="measurelines" svg:width="1cm" svg:height="1cm" svg:x="14.6cm" svg:y="15cm">
          <text:p text:style-name="P8"><text:span text:style-name="T2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3" draw:id="id13" draw:layer="measurelines" svg:width="1cm" svg:height="1cm" svg:x="16.5cm" svg:y="15cm">
          <text:p text:style-name="P8"><text:span text:style-name="T2">M2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measurelines" svg:width="0.4cm" svg:height="0.4cm" svg:x="16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5.1cm" svg:y1="15cm" svg:x2="16.8cm" svg:y2="13cm" draw:start-shape="id8" draw:start-glue-point="0" draw:end-shape="id9" draw:end-glue-point="6" svg:d="M15100 15000v-2000h1700" svg:viewBox="0 0 1701 2001">
          <text:p/>
        </draw:connector>
        <draw:custom-shape draw:style-name="gr13" draw:text-style-name="P13" xml:id="id9" draw:id="id9" draw:layer="measurelines" svg:width="0.4cm" svg:height="0.4cm" svg:x="16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7cm" svg:y1="12.8cm" svg:x2="17cm" svg:y2="11.3cm" draw:start-shape="id9" draw:start-glue-point="4" draw:end-shape="id10" draw:end-glue-point="8" svg:d="M17000 12800v-1500" svg:viewBox="0 0 1 1501">
          <text:p/>
        </draw:connector>
        <draw:custom-shape draw:style-name="gr14" draw:text-style-name="P14" xml:id="id11" draw:id="id11" draw:layer="measurelines" svg:width="1.6cm" svg:height="2cm" svg:x="14.3cm" svg:y="17cm">
          <text:p text:style-name="P6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measurelines" svg:x1="15.1cm" svg:y1="17cm" svg:x2="15.1cm" svg:y2="16cm" draw:start-shape="id11" draw:start-glue-point="0" draw:end-shape="id8" draw:end-glue-point="2" svg:d="M15100 17000v-1000" svg:viewBox="0 0 1 1001">
          <text:p/>
        </draw:connector>
        <draw:custom-shape draw:style-name="gr14" draw:text-style-name="P14" xml:id="id14" draw:id="id14" draw:layer="measurelines" svg:width="1.6cm" svg:height="2cm" svg:x="18.2cm" svg:y="17cm">
          <text:p text:style-name="P6"><text:span text:style-name="T1">Other</text:span><text:span text:style-name="T1"><text:line-break/></text:span><text:span text:style-name="T1">Loa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3" draw:layer="measurelines" svg:x1="17cm" svg:y1="17cm" svg:x2="17cm" svg:y2="16cm" draw:start-shape="id12" draw:start-glue-point="0" draw:end-shape="id13" draw:end-glue-point="2" svg:d="M17000 17000v-1000" svg:viewBox="0 0 1 1001">
          <text:p/>
        </draw:connector>
        <draw:custom-shape draw:style-name="gr14" draw:text-style-name="P14" xml:id="id12" draw:id="id12" draw:layer="measurelines" svg:width="1.6cm" svg:height="2cm" svg:x="16.2cm" svg:y="17cm">
          <text:p text:style-name="P6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measurelines" svg:x1="19cm" svg:y1="17cm" svg:x2="17.2cm" svg:y2="13cm" draw:start-shape="id14" draw:start-glue-point="0" draw:end-shape="id9" draw:end-glue-point="10" svg:d="M19000 17000v-4000h-1800" svg:viewBox="0 0 1801 4001">
          <text:p/>
        </draw:connector>
        <draw:custom-shape draw:style-name="gr5" draw:text-style-name="P5" draw:layer="measurelines" svg:width="1cm" svg:height="1cm" svg:x="13cm" svg:y="10.6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measurelines" svg:x1="14cm" svg:y1="14.1cm" svg:x2="14.6cm" svg:y2="15.5cm" draw:start-shape="id15" draw:start-glue-point="8" draw:end-shape="id8" draw:end-glue-point="3" svg:d="M14000 14100v1400h600" svg:viewBox="0 0 601 1401">
          <text:p/>
        </draw:connector>
        <draw:connector draw:style-name="gr15" draw:text-style-name="P3" draw:layer="measurelines" svg:x1="16cm" svg:y1="14.1cm" svg:x2="16.5cm" svg:y2="15.5cm" draw:start-shape="id16" draw:start-glue-point="8" draw:end-shape="id13" draw:end-glue-point="3" svg:d="M16000 14100v1400h500" svg:viewBox="0 0 501 1401">
          <text:p/>
        </draw:connector>
        <draw:frame draw:style-name="gr16" draw:text-style-name="P15" draw:layer="measurelines" svg:width="1.488cm" svg:height="0.725cm" svg:x="20.6cm" svg:y="13.375cm">
          <draw:text-box>
            <text:p><text:span text:style-name="T4">RS485</text:span></text:p>
          </draw:text-box>
        </draw:frame>
        <draw:custom-shape draw:style-name="gr17" draw:text-style-name="P16" draw:layer="measurelines" svg:width="4cm" svg:height="2cm" svg:x="22cm" svg:y="13.5cm">
          <text:p text:style-name="P6"><text:span text:style-name="T1">Raspberry Pi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1.5cm" svg:y1="1cm" svg:x2="11.5cm" svg:y2="20.1cm">
          <text:p/>
        </draw:line>
        <draw:custom-shape draw:style-name="gr19" draw:text-style-name="P17" xml:id="id15" draw:id="id15" draw:layer="measurelines" svg:width="0.2cm" svg:height="0.2cm" svg:x="13.9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2.5cm" svg:height="3cm" svg:x="9cm" svg:y="9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5cm" svg:height="3cm" svg:x="11.5cm" svg:y="9.6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measurelines" svg:width="1.162cm" svg:height="0.963cm" svg:x="9cm" svg:y="11.637cm">
          <draw:text-box>
            <text:p><text:span text:style-name="T5">DC</text:span></text:p>
          </draw:text-box>
        </draw:frame>
        <draw:frame draw:style-name="gr23" draw:text-style-name="P20" draw:layer="measurelines" svg:width="1.103cm" svg:height="0.963cm" svg:x="12.9cm" svg:y="11.637cm">
          <draw:text-box>
            <text:p><text:span text:style-name="T5">AC</text:span></text:p>
          </draw:text-box>
        </draw:frame>
        <draw:frame draw:style-name="gr24" draw:text-style-name="P22" draw:layer="measurelines" svg:width="5cm" svg:height="0.725cm" svg:x="9cm" svg:y="11cm">
          <draw:text-box>
            <text:p text:style-name="P21"><text:span text:style-name="T6">Inverter <text:s/>power</text:span></text:p>
          </draw:text-box>
        </draw:frame>
        <draw:line draw:style-name="gr25" draw:text-style-name="P23" draw:layer="measurelines" svg:x1="11cm" svg:y1="11.9cm" svg:x2="12.1cm" svg:y2="11.9cm">
          <text:p/>
        </draw:line>
        <draw:connector draw:style-name="gr15" draw:text-style-name="P3" draw:layer="layout" svg:x1="12.5cm" svg:y1="12.6cm" svg:x2="22cm" svg:y2="14cm" draw:start-shape="id17" draw:start-glue-point="2" draw:end-shape="id18" draw:end-glue-point="3" svg:d="M12500 12600v1400h9500" svg:viewBox="0 0 9501 1401">
          <text:p/>
        </draw:connector>
        <draw:custom-shape draw:style-name="gr26" draw:text-style-name="P10" xml:id="id17" draw:id="id17" draw:layer="layout" svg:width="1cm" svg:height="1cm" svg:x="12cm" svg:y="11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7" draw:id="id7" draw:layer="layout" svg:width="1cm" svg:height="1cm" svg:x="1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cm" svg:height="2cm" svg:x="2cm" svg:y="10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3cm" svg:height="1.3cm" svg:x="2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2.4cm" svg:y="9.9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3cm" svg:y1="11.5cm" svg:x2="17.3cm" svg:y2="12.6cm">
          <text:p/>
        </draw:line>
        <draw:frame draw:style-name="gr28" draw:text-style-name="P12" draw:layer="layout" svg:width="2.4cm" svg:height="1.373cm" svg:x="17.4cm" svg:y="11.327cm">
          <draw:text-box>
            <text:p text:style-name="P3"><text:span text:style-name="T3">Load power</text:span></text:p>
          </draw:text-box>
        </draw:frame>
        <draw:frame draw:style-name="gr29" draw:text-style-name="P11" draw:layer="layout" svg:width="2.729cm" svg:height="0.725cm" svg:x="5.601cm" svg:y="9.775cm">
          <draw:text-box>
            <text:p><text:span text:style-name="T3">Battery power</text:span></text:p>
          </draw:text-box>
        </draw:frame>
        <draw:connector draw:style-name="gr4" draw:text-style-name="P3" draw:layer="layout" draw:line-skew="0.686cm" svg:x1="6cm" svg:y1="5cm" svg:x2="10cm" svg:y2="9.6cm" draw:start-shape="id19" draw:start-glue-point="2" draw:end-shape="id20" svg:d="M6000 5000v3000h4000v1600" svg:viewBox="0 0 4001 4601">
          <text:p/>
        </draw:connector>
        <draw:line draw:style-name="gr10" draw:text-style-name="P10" draw:layer="layout" svg:x1="5.727cm" svg:y1="5.5cm" svg:x2="5.727cm" svg:y2="6.6cm">
          <text:p/>
        </draw:line>
        <draw:frame draw:style-name="gr11" draw:text-style-name="P11" draw:layer="layout" svg:width="2.399cm" svg:height="0.725cm" svg:x="3.501cm" svg:y="5.7cm">
          <draw:text-box>
            <text:p><text:span text:style-name="T3">PV2 </text:span><text:span text:style-name="T3">pow</text:span><text:span text:style-name="T3">er</text:span></text:p>
          </draw:text-box>
        </draw:frame>
        <draw:connector draw:style-name="gr7" draw:text-style-name="P3" draw:layer="layout" svg:x1="17cm" svg:y1="15cm" svg:x2="17cm" svg:y2="13.2cm" draw:start-shape="id13" draw:start-glue-point="0" draw:end-shape="id9" draw:end-glue-point="8" svg:d="M17000 15000v-1800" svg:viewBox="0 0 1 1801">
          <text:p/>
        </draw:connector>
        <draw:custom-shape draw:style-name="gr27" draw:text-style-name="P24" draw:layer="layout" svg:width="1.3cm" svg:height="1.3cm" svg:x="3.7cm" svg:y="1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4" draw:id="id4" draw:layer="layout" svg:width="1cm" svg:height="1cm" svg:x="10cm" svg:y="9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20" draw:id="id20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3" draw:id="id3" draw:layer="layout" svg:width="2cm" svg:height="3cm" svg:x="7.4cm" svg:y="2cm">
          <text:p text:style-name="P6"><text:span text:style-name="T1">PV1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xml:id="id19" draw:id="id19" draw:layer="layout" svg:width="2cm" svg:height="3cm" svg:x="5cm" svg:y="2cm">
          <text:p text:style-name="P6"><text:span text:style-name="T1">PV2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1.3cm" svg:y1="8cm" svg:x2="21.3cm" svg:y2="9.1cm">
          <text:p/>
        </draw:line>
        <draw:custom-shape draw:style-name="gr26" draw:text-style-name="P10" xml:id="id18" draw:id="id18" draw:layer="layout" svg:width="1cm" svg:height="1cm" svg:x="22cm" svg:y="1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16" draw:id="id16" draw:layer="layout" svg:width="0.2cm" svg:height="0.2cm" svg:x="15.9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" draw:id="id1" draw:layer="layout" svg:width="5cm" svg:height="3cm" svg:x="9cm" svg:y="9.6cm">
          <text:p text:style-name="P6"><text:span text:style-name="T1"/></text:p>
          <text:p text:style-name="P6"><text:span text:style-name="T1">Invert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2cm" svg:height="0.6cm" svg:x="15cm" svg:y="16cm">
          <draw:text-box>
            <text:p text:style-name="P26"><text:span text:style-name="T7">SDM120M</text:span></text:p>
          </draw:text-box>
        </draw:frame>
        <draw:frame draw:style-name="gr32" draw:text-style-name="P29" draw:layer="layout" svg:width="2cm" svg:height="0.6cm" svg:x="16.9cm" svg:y="16cm">
          <draw:text-box>
            <text:p text:style-name="P28"><text:span text:style-name="T8">SDM120M</text:span></text:p>
          </draw:text-box>
        </draw:frame>
        <draw:frame draw:style-name="gr33" draw:text-style-name="P29" draw:layer="layout" svg:width="3.5cm" svg:height="0.5cm" svg:x="8.8cm" svg:y="12.6cm">
          <draw:text-box>
            <text:p text:style-name="P28"><text:span text:style-name="T8">SUN-6K-SG05LP1-E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6:57:18.711846462</meta:creation-date>
    <dc:date>2023-09-18T23:31:09.963398018</dc:date>
    <meta:editing-duration>PT1H54M37S</meta:editing-duration>
    <meta:editing-cycles>35</meta:editing-cycles>
    <meta:generator>LibreOffice/7.3.7.2$Linux_X86_64 LibreOffice_project/30$Build-2</meta:generator>
    <meta:document-statistic meta:object-count="66"/>
  </office:meta>
</office:document-meta>
</file>